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erif"/>
    <style:font-face style:name="Helvetica Neue" svg:font-family="'Helvetica Neue', Helvetica, Arial, sans-serif"/>
    <style:font-face style:name="Inconsolata" svg:font-family="Inconsolata, monospace, sans-serif"/>
    <style:font-face style:name="Merriweather" svg:font-family="Merriweather, serif"/>
    <style:font-face style:name="Open Sans" svg:font-family="'Open Sans', sans-serif"/>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Arial" fo:font-size="16pt" style:font-size-asian="16pt" style:font-size-complex="16pt"/>
    </style:style>
    <style:style style:name="P3" style:family="paragraph" style:parent-style-name="Standard" style:list-style-name="L1">
      <style:text-properties style:font-name="Arial" fo:font-size="16pt" style:font-size-asian="16pt" style:font-size-complex="16pt"/>
    </style:style>
    <style:style style:name="P4" style:family="paragraph" style:parent-style-name="Standard" style:list-style-name="L2"/>
    <style:style style:name="T1" style:family="text">
      <style:text-properties fo:font-variant="normal" fo:text-transform="none" fo:color="#222635" fo:letter-spacing="normal" fo:font-style="normal" fo:font-weight="normal"/>
    </style:style>
    <style:style style:name="T2" style:family="text">
      <style:text-properties fo:font-variant="normal" fo:text-transform="none" fo:color="#222635" fo:letter-spacing="normal" fo:font-style="normal" fo:font-weight="normal" style:font-weight-asian="normal" style:font-weight-complex="normal"/>
    </style:style>
    <style:style style:name="T3" style:family="text">
      <style:text-properties fo:font-variant="normal" fo:text-transform="none" fo:color="#222635" style:font-name="Arial" fo:font-size="16pt" fo:letter-spacing="normal" fo:font-style="normal" fo:font-weight="normal" style:font-size-asian="16pt" style:font-weight-asian="normal" style:font-size-complex="16pt" style:font-weight-complex="normal"/>
    </style:style>
    <style:style style:name="T4" style:family="text">
      <style:text-properties fo:font-variant="normal" fo:text-transform="none" fo:color="#222635" style:font-name="Arial"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3a4145" fo:letter-spacing="normal" fo:font-style="normal" fo:font-weight="normal"/>
    </style:style>
    <style:style style:name="T6" style:family="text">
      <style:text-properties fo:font-variant="normal" fo:text-transform="none" fo:color="#3a4145" style:font-name="Arial" fo:font-size="16pt" fo:letter-spacing="normal" fo:font-style="normal" fo:font-weight="normal" style:font-size-asian="16pt" style:font-size-complex="16pt"/>
    </style:style>
    <style:style style:name="T7" style:family="text">
      <style:text-properties fo:font-variant="normal" fo:text-transform="none" fo:color="#3a4145" style:font-name="Arial" fo:font-size="16pt" fo:letter-spacing="normal" fo:font-style="normal" fo:font-weight="normal" fo:background-color="#f7fafb" style:font-size-asian="16pt" style:font-size-complex="16pt"/>
    </style:style>
    <style:style style:name="T8" style:family="text">
      <style:text-properties fo:font-variant="normal" fo:text-transform="none" fo:color="#3a4145" style:font-name="Arial"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222222" fo:letter-spacing="normal" fo:font-style="normal" fo:font-weight="normal"/>
    </style:style>
    <style:style style:name="T10" style:family="text">
      <style:text-properties style:font-name="Arial"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2-4)</text:p>
      <text:p text:style-name="P2">Allows a method to be swapped out at run-time by any other method (strategy) without the client realizing it. Essentially, Strategy is a group of algorithms that are interchangeable</text:p>
      <text:p text:style-name="P2"/>
      <text:p text:style-name="P2">Why (5-6)</text:p>
      <text:p text:style-name="P2"><text:span text:style-name="T9">There are common situations when classes differ only in their behavior. For this cases is a good idea to isolate the algorithms in separate classes in order to have the ability to select different algorithms at runtime.</text:span> </text:p>
      <text:p text:style-name="P2"/>
      <text:p text:style-name="P2">Visuals (7)</text:p>
      <text:list xml:id="list4752723659363035172" text:style-name="L2">
        <text:list-item>
          <text:p text:style-name="P4"><text:span text:style-name="T3">In the above diagram </text:span><text:span text:style-name="Strong_20_Emphasis"><text:span text:style-name="T4">Context</text:span></text:span><text:span text:style-name="Strong_20_Emphasis"><text:span text:style-name="T3"> </text:span></text:span><text:span text:style-name="T3">is composed of a </text:span><text:span text:style-name="Strong_20_Emphasis"><text:span text:style-name="T4">Strategy</text:span></text:span><text:span text:style-name="T3">.</text:span></text:p>
          <text:p text:style-name="P4"><text:span text:style-name="T3"/></text:p>
        </text:list-item>
        <text:list-item>
          <text:p text:style-name="P4"><text:span text:style-name="T3">The context could be anything that would require changing behaviors - a class that provides sorting functionality perhaps.</text:span></text:p>
          <text:p text:style-name="P4"><text:span text:style-name="T3"/></text:p>
        </text:list-item>
        <text:list-item>
          <text:p text:style-name="P4"><text:span text:style-name="T3">The </text:span><text:span text:style-name="Strong_20_Emphasis"><text:span text:style-name="T4">Strategy</text:span></text:span><text:span text:style-name="Strong_20_Emphasis"><text:span text:style-name="T3"> </text:span></text:span><text:span text:style-name="T3">is simply implemented as an interface, so that we can swap </text:span><text:span text:style-name="Strong_20_Emphasis"><text:span text:style-name="T4">ConcreteStrategy'</text:span></text:span><text:span text:style-name="T3">s in and out without effecting our </text:span><text:span text:style-name="Strong_20_Emphasis"><text:span text:style-name="T4">Context</text:span></text:span><text:span text:style-name="Strong_20_Emphasis"><text:span text:style-name="T3">.</text:span></text:span><text:span text:style-name="T10"> </text:span></text:p>
          <text:p text:style-name="P4"><text:span text:style-name="T10"/></text:p>
        </text:list-item>
      </text:list>
      <text:p text:style-name="P2">Where (9)</text:p>
      <text:p text:style-name="P2">The Strategy pattern is to be used where you want to choose the algorithm to use at run-time. </text:p>
      <text:p text:style-name="P2"/>
      <text:p text:style-name="P2">A good use of the Strategy pattern would be saving files in different formats, running various sorting algorithms, or file compression.</text:p>
      <text:p text:style-name="P2"/>
      <text:p text:style-name="P2">Provides a way to define a family of algorithms, encapsulate each one as an object, and make them interchangeable.</text:p>
      <text:p text:style-name="P2"/>
      <text:p text:style-name="P2"/>
      <text:p text:style-name="P2"/>
      <text:p text:style-name="P2"><text:bookmark text:name="thepaintingapp"/>The Painting App</text:p>
      <text:p text:style-name="P2"/>
      <text:p text:style-name="P2"/>
      <text:p text:style-name="P2"><text:soft-page-break/>For a real world example of when to use Strategy objects consider your typical painting program. </text:p>
      <text:p text:style-name="P2"/>
      <text:p text:style-name="P2">Usually we offer a variety of different brush types to our user, but you don’t want to have to change the fundamentals of how a mark shows up on screen every time the user decides to switch from a round to a square brush. </text:p>
      <text:p text:style-name="P2"/>
      <text:p text:style-name="P2">We can wrap those specific implementations in their own brush objects and later on when the user clicks to draw something to screen we’ll just defer to one of those brushes.</text:p>
      <text:p text:style-name="P2"/>
      <text:p text:style-name="P2">Main.js 20</text:p>
      <text:list xml:id="list5028770221750872951" text:style-name="L1">
        <text:list-item>
          <text:p text:style-name="P1"><text:span text:style-name="T6">Here we see that “</text:span><text:span text:style-name="Source_20_Text"><text:span text:style-name="T7">brushes.outline” , “brushes.square”</text:span></text:span><text:span text:style-name="T6">, and “</text:span><text:span text:style-name="Source_20_Text"><text:span text:style-name="T7">brushes.circle” </text:span></text:span><text:span text:style-name="T6">each implement a consistent interface for the “</text:span><text:span text:style-name="Source_20_Text"><text:span text:style-name="T7">draw” </text:span></text:span><text:span text:style-name="T6">call.</text:span></text:p>
        </text:list-item>
        <text:list-item>
          <text:p text:style-name="P1"><text:span text:style-name="T6">However their exact implementation changes from one brush to the next. “</text:span><text:span text:style-name="Source_20_Text"><text:span text:style-name="T7">brushes.outline” </text:span></text:span><text:span text:style-name="T6">will only draw the stroke of a rectangle, whereas “</text:span><text:span text:style-name="Source_20_Text"><text:span text:style-name="T7">brushes.square” </text:span></text:span><text:span text:style-name="T6">and “</text:span><text:span text:style-name="Source_20_Text"><text:span text:style-name="T7">brushes.circle” </text:span></text:span><text:span text:style-name="T6">will fill their respective shapes in. </text:span></text:p>
        </text:list-item>
        <text:list-item>
          <text:p text:style-name="P3"><text:span text:style-name="T5">Elsewhere in the program we set our initial brush to a default of “brushes.square”. When the users presses their mouse and moves it around screen we can defer to whichever Strategy the brush object is currently referencing:</text:span><text:span text:style-name="T1"> </text:span></text:p>
        </text:list-item>
        <text:list-item>
          <text:p text:style-name="P1"><text:span text:style-name="T8">Main.js 40</text:span><text:span text:style-name="T6">: Notice that “</text:span><text:span text:style-name="Source_20_Text"><text:span text:style-name="T7">.on('mousemove')” </text:span></text:span><text:span text:style-name="T6">we first check to see if it’s OK to draw something and then defer to whichever Strategy is currently being referenced. Using this approach we can add limitless new brush types to the “</text:span><text:span text:style-name="Source_20_Text"><text:span text:style-name="T7">brushes” </text:span></text:span><text:span text:style-name="T6">object and easily change how our program performs at run-time. </text:span></text:p>
        </text:list-item>
      </text:list>
      <text:p text:style-name="P2"/>
      <text:p text:style-name="P2">TL;DR</text:p>
      <text:p text:style-name="P2">We define a strategy pattern, we define a family of algorithms and encapsulate them (the behaviors) into classes so that they are interchangeable</text:p>
      <text:p text:style-name="P2">The benefit of SP is the independent algorithms and behaviors can vary independently of the clients that are consuming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erif"/>
    <style:font-face style:name="Helvetica Neue" svg:font-family="'Helvetica Neue', Helvetica, Arial, sans-serif"/>
    <style:font-face style:name="Inconsolata" svg:font-family="Inconsolata, monospace, sans-serif"/>
    <style:font-face style:name="Merriweather" svg:font-family="Merriweather, serif"/>
    <style:font-face style:name="Open Sans" svg:font-family="'Open Sans', sans-serif"/>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paragraph-properties fo:margin-left="0in" fo:margin-right="0in" fo:text-indent="-0.472in" style:auto-text-indent="false">
        <style:tab-stops/>
      </style:paragraph-properties>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in" fo:margin-right="0in" fo:text-align="center"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472in"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text-properties fo:color="#99ccff" style:font-name="Albany1" style:font-name-asian="Albany1" style:font-name-complex="Albany1"/>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WW-Title1"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Strong_20_Emphasis" style:display-name="Strong Emphasis" style:family="paragraph">
      <style:paragraph-properties style:text-autospace="none"/>
      <style:text-properties fo:font-weight="bold" style:font-weight-asian="bold" style:font-weight-complex="bold"/>
    </style:style>
    <style:style style:name="WW-Title12"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McQuain</meta:initial-creator>
    <meta:creation-date>2018-11-11T19:00:32.75</meta:creation-date>
    <dc:date>2018-11-12T18:59:18.51</dc:date>
    <dc:creator>Matthew McQuain</dc:creator>
    <meta:editing-duration>PT2H32M14S</meta:editing-duration>
    <meta:editing-cycles>2</meta:editing-cycles>
    <meta:generator>OpenOffice/4.1.5$Win32 OpenOffice.org_project/415m1$Build-9789</meta:generator>
    <meta:printed-by>Matthew McQuain</meta:printed-by>
    <meta:print-date>2018-11-12T18:20:00.92</meta:print-date>
    <meta:document-statistic meta:table-count="0" meta:image-count="0" meta:object-count="0" meta:page-count="2" meta:paragraph-count="24" meta:word-count="462" meta:character-count="2772"/>
  </office:meta>
</office:document-meta>
</file>